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nsac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producto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roissant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Capuchino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apuchin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donit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Taro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waffl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itas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p0001</text:p>
          </table:table-cell>
          <table:table-cell table:number-columns-repeated="5"/>
          <table:table-cell table:style-name="ce9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5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precio</text:p>
          </table:table-cell>
          <table:table-cell table:style-name="ce3"/>
          <table:table-cell table:number-columns-repeated="4"/>
          <table:table-cell office:value-type="string" calcext:value-type="string">
            <text:p>tipo_producto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id_producto</text:p>
          </table:table-cell>
          <table:table-cell office:value-type="string" calcext:value-type="string">
            <text:p>id_tip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status</text:p>
          </table:table-cell>
          <table:table-cell table:number-columns-repeated="2"/>
          <table:table-cell table:style-name="ce9"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H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EDI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IG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t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DVENT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USU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0000</text:p>
          </table:table-cell>
          <table:table-cell table:formula="of:=SUM([.E2];[.E5])" office:value-type="float" office:value="280" calcext:value-type="float">
            <text:p>280</text:p>
          </table:table-cell>
          <table:table-cell office:value-type="string" calcext:value-type="string">
            <text:p>HOY</text:p>
          </table:table-cell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p000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s por nombre-tip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LECT producto.nombre, precio.precio, tipo_producto.tipo FROM precio INNER JOIN producto ON producto.id = id_producto INNER JOIN tipo_producto ON id_tipo = tipo_producto.id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pos por produc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LECT nombre, id_producto, id_tipo, precio, tipo FROM precio INNER JOIN tipo_producto ON tipo_producto.id = id_tipo INNER JOIN producto ON producto.id = id_producto WHERE id_producto = 1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das las ventas y gastos en una sola tab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select gasto.nombre, gasto.nombre, tipo_gasto.nombre, cantidad, fecha from gasto join tipo_gasto on id_tipo_gasto = tipo_gasto.id) union (select producto.nombre, categoria.nombre, tipo_producto.nombre, total, fecha from venta join transaccion on transaccion.id_referencia = referencia join precio on id_precio = precio.id join producto on id_producto = producto.id join tipo_producto on id_tipo_producto = tipo_producto.id join categoria on producto.id_categoria = categoria.id) order by fecha desc;</text:p>
          </table:table-cell>
          <table:table-cell table:number-columns-repeated="10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17:07.085718553</meta:creation-date>
    <dc:date>2024-06-30T11:25:48.438190498</dc:date>
    <meta:editing-duration>P1DT12H57M6S</meta:editing-duration>
    <meta:editing-cycles>4</meta:editing-cycles>
    <meta:generator>LibreOffice/7.3.7.2$Linux_X86_64 LibreOffice_project/30$Build-2</meta:generator>
    <meta:document-statistic meta:table-count="1" meta:cell-count="95" meta:object-count="0"/>
  </office:meta>
</office:document-meta>
</file>